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6174" officeooo:paragraph-rsid="000d6174"/>
    </style:style>
    <style:style style:name="P2" style:family="paragraph" style:parent-style-name="Text_20_body" style:list-style-name="L1">
      <style:text-properties officeooo:rsid="000d6174" officeooo:paragraph-rsid="000d6174"/>
    </style:style>
    <style:style style:name="P3" style:family="paragraph" style:parent-style-name="Text_20_body" style:list-style-name="L1">
      <style:text-properties officeooo:rsid="000d6174" officeooo:paragraph-rsid="000f38a7"/>
    </style:style>
    <style:style style:name="P4" style:family="paragraph" style:parent-style-name="Text_20_body" style:list-style-name="L1">
      <style:text-properties officeooo:rsid="000e719f" officeooo:paragraph-rsid="000e719f"/>
    </style:style>
    <style:style style:name="P5" style:family="paragraph" style:parent-style-name="Text_20_body" style:list-style-name="L1">
      <style:text-properties officeooo:rsid="000f38a7" officeooo:paragraph-rsid="000f38a7"/>
    </style:style>
    <style:style style:name="P6" style:family="paragraph" style:parent-style-name="Text_20_body" style:list-style-name="L1">
      <style:text-properties officeooo:rsid="0010aed0" officeooo:paragraph-rsid="0010aed0"/>
    </style:style>
    <style:style style:name="P7" style:family="paragraph" style:parent-style-name="Text_20_body" style:list-style-name="L1">
      <style:text-properties officeooo:rsid="0010c2cd" officeooo:paragraph-rsid="0010c2cd"/>
    </style:style>
    <style:style style:name="P8" style:family="paragraph" style:parent-style-name="Text_20_body">
      <style:text-properties officeooo:rsid="0010c2cd" officeooo:paragraph-rsid="0010c2cd"/>
    </style:style>
    <style:style style:name="P9" style:family="paragraph" style:parent-style-name="Text_20_body" style:list-style-name="L1">
      <style:text-properties officeooo:rsid="00118265" officeooo:paragraph-rsid="00118265"/>
    </style:style>
    <style:style style:name="P10" style:family="paragraph" style:parent-style-name="Text_20_body" style:list-style-name="L1">
      <style:text-properties officeooo:rsid="0011c55b" officeooo:paragraph-rsid="0011c55b"/>
    </style:style>
    <style:style style:name="P11" style:family="paragraph" style:parent-style-name="Text_20_body" style:list-style-name="L1">
      <style:text-properties officeooo:rsid="00140a28" officeooo:paragraph-rsid="00140a28"/>
    </style:style>
    <style:style style:name="P12" style:family="paragraph" style:parent-style-name="Text_20_body" style:list-style-name="L1">
      <style:text-properties style:text-line-through-style="solid" style:text-line-through-type="single" officeooo:rsid="000f38a7" officeooo:paragraph-rsid="000f38a7"/>
    </style:style>
    <style:style style:name="P13" style:family="paragraph" style:parent-style-name="Text_20_body" style:list-style-name="L1">
      <style:text-properties style:text-line-through-style="solid" style:text-line-through-type="single" officeooo:rsid="0016a254" officeooo:paragraph-rsid="0016a254"/>
    </style:style>
    <style:style style:name="P14" style:family="paragraph" style:parent-style-name="Text_20_body" style:list-style-name="L1">
      <style:text-properties style:text-line-through-style="solid" style:text-line-through-type="single" officeooo:rsid="0015b361" officeooo:paragraph-rsid="0015b361"/>
    </style:style>
    <style:style style:name="P15" style:family="paragraph" style:parent-style-name="Text_20_body" style:list-style-name="L1">
      <style:text-properties style:text-line-through-style="solid" style:text-line-through-type="single" officeooo:rsid="000e719f" officeooo:paragraph-rsid="000e719f"/>
    </style:style>
    <style:style style:name="P16" style:family="paragraph" style:parent-style-name="Text_20_body">
      <style:text-properties officeooo:rsid="0018bae0" officeooo:paragraph-rsid="0018bae0"/>
    </style:style>
    <style:style style:name="P17" style:family="paragraph" style:parent-style-name="Text_20_body">
      <style:text-properties officeooo:rsid="001cf78d" officeooo:paragraph-rsid="001cf78d"/>
    </style:style>
    <style:style style:name="P18" style:family="paragraph" style:parent-style-name="Text_20_body">
      <style:text-properties officeooo:rsid="001d9a30" officeooo:paragraph-rsid="001d9a30"/>
    </style:style>
    <style:style style:name="P19" style:family="paragraph" style:parent-style-name="Text_20_body">
      <style:text-properties officeooo:rsid="001ed134" officeooo:paragraph-rsid="001ed134"/>
    </style:style>
    <style:style style:name="P20" style:family="paragraph" style:parent-style-name="Text_20_body">
      <style:text-properties officeooo:rsid="00204d43" officeooo:paragraph-rsid="00204d43"/>
    </style:style>
    <style:style style:name="P21" style:family="paragraph" style:parent-style-name="Text_20_body">
      <style:text-properties officeooo:rsid="0021f6e3" officeooo:paragraph-rsid="0021f6e3"/>
    </style:style>
    <style:style style:name="P22" style:family="paragraph" style:parent-style-name="Text_20_body">
      <style:text-properties officeooo:rsid="00254806" officeooo:paragraph-rsid="00254806"/>
    </style:style>
    <style:style style:name="P23" style:family="paragraph" style:parent-style-name="Text_20_body">
      <style:text-properties officeooo:rsid="00288923" officeooo:paragraph-rsid="00288923"/>
    </style:style>
    <style:style style:name="P24" style:family="paragraph" style:parent-style-name="Text_20_body">
      <style:text-properties officeooo:rsid="002c7f83" officeooo:paragraph-rsid="002c7f83"/>
    </style:style>
    <style:style style:name="P25" style:family="paragraph" style:parent-style-name="Text_20_body" style:list-style-name="L1">
      <style:text-properties style:text-line-through-style="none" style:text-line-through-type="none" officeooo:rsid="00313007" officeooo:paragraph-rsid="00313007"/>
    </style:style>
    <style:style style:name="P26" style:family="paragraph" style:parent-style-name="Text_20_body" style:list-style-name="L1">
      <style:text-properties officeooo:rsid="0034f1a8" officeooo:paragraph-rsid="0034f1a8"/>
    </style:style>
    <style:style style:name="P27" style:family="paragraph" style:parent-style-name="Text_20_body">
      <style:text-properties officeooo:rsid="00374430" officeooo:paragraph-rsid="00374430"/>
    </style:style>
    <style:style style:name="P28" style:family="paragraph" style:parent-style-name="Text_20_body">
      <style:text-properties officeooo:rsid="0038b13d" officeooo:paragraph-rsid="0038b13d"/>
    </style:style>
    <style:style style:name="P29" style:family="paragraph" style:parent-style-name="Text_20_body">
      <style:text-properties officeooo:rsid="003a7bb7" officeooo:paragraph-rsid="003a7bb7"/>
    </style:style>
    <style:style style:name="P30" style:family="paragraph" style:parent-style-name="Text_20_body">
      <style:text-properties officeooo:rsid="003d3037" officeooo:paragraph-rsid="003d3037"/>
    </style:style>
    <style:style style:name="T1" style:family="text">
      <style:text-properties officeooo:rsid="00122e16"/>
    </style:style>
    <style:style style:name="T2" style:family="text">
      <style:text-properties officeooo:rsid="0015a79a"/>
    </style:style>
    <style:style style:name="T3" style:family="text">
      <style:text-properties officeooo:rsid="001a8559"/>
    </style:style>
    <style:style style:name="T4" style:family="text">
      <style:text-properties officeooo:rsid="001b80b4"/>
    </style:style>
    <style:style style:name="T5" style:family="text">
      <style:text-properties officeooo:rsid="0021f6e3"/>
    </style:style>
    <style:style style:name="T6" style:family="text">
      <style:text-properties officeooo:rsid="002351f7"/>
    </style:style>
    <style:style style:name="T7" style:family="text">
      <style:text-properties officeooo:rsid="0027415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2f53a4"/>
    </style:style>
    <style:style style:name="T11" style:family="text">
      <style:text-properties officeooo:rsid="00288923"/>
    </style:style>
    <style:style style:name="T12" style:family="text">
      <style:text-properties officeooo:rsid="002999e5"/>
    </style:style>
    <style:style style:name="T13" style:family="text">
      <style:text-properties officeooo:rsid="002b6a06"/>
    </style:style>
    <style:style style:name="T14" style:family="text">
      <style:text-properties officeooo:rsid="002d3d71"/>
    </style:style>
    <style:style style:name="T15" style:family="text">
      <style:text-properties officeooo:rsid="002e81a0"/>
    </style:style>
    <style:style style:name="T16" style:family="text">
      <style:text-properties officeooo:rsid="002f53a4"/>
    </style:style>
    <style:style style:name="T17" style:family="text">
      <style:text-properties officeooo:rsid="00331caa"/>
    </style:style>
    <style:style style:name="T18" style:family="text">
      <style:text-properties officeooo:rsid="00361df8"/>
    </style:style>
    <style:style style:name="T19" style:family="text">
      <style:text-properties officeooo:rsid="00370ce7"/>
    </style:style>
    <style:style style:name="T20" style:family="text">
      <style:text-properties officeooo:rsid="0038b13d"/>
    </style:style>
    <style:style style:name="T21" style:family="text">
      <style:text-properties officeooo:rsid="003bb4bf"/>
    </style:style>
    <style:style style:name="T22" style:family="text">
      <style:text-properties officeooo:rsid="003fdbe3"/>
    </style:style>
    <style:style style:name="T23" style:family="text">
      <style:text-properties officeooo:rsid="0040c0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sterarbeit Phase 4</text:h>
      <text:p text:style-name="Text_20_body"/>
      <text:p text:style-name="P1">Was noch zu tun ist:</text:p>
      <text:list xml:id="list3395045388" text:style-name="L1">
        <text:list-item>
          <text:p text:style-name="P2">Combi optimierung <text:s/>schreiben, <text:span text:style-name="T2">dafür:</text:span></text:p>
          <text:list>
            <text:list-item>
              <text:p text:style-name="P14">plots zeigen von den 3 classifiern jeweils für small und large dataset (zusammenfassen)</text:p>
            </text:list-item>
            <text:list-item>
              <text:p text:style-name="P14">dabei immer das nehmen was als bestes recommended wurde</text:p>
            </text:list-item>
            <text:list-item>
              <text:p text:style-name="P13">erklären dass immer linear gleich gut ist, und von daher man immer das einfachere Modell bevorzugen sollte weil kein overfitting und garantiert beste Lösung</text:p>
            </text:list-item>
          </text:list>
        </text:list-item>
        <text:list-item>
          <text:p text:style-name="P12">methods überarbeiten und teilweise komplett neu schreiben</text:p>
        </text:list-item>
        <text:list-item>
          <text:p text:style-name="P11">metrics section schreiben</text:p>
        </text:list-item>
        <text:list-item>
          <text:p text:style-name="P6">datenbeispiel einfügen in data chapter</text:p>
        </text:list-item>
        <text:list-item>
          <text:p text:style-name="P2">Qualitative results schreiben für meta, fasttext and combi</text:p>
          <text:list>
            <text:list-item>
              <text:p text:style-name="P4">dafür confusion matrizen zeigen, <text:span text:style-name="T1">jeweils für meta, ft, oesch </text:span><text:span text:style-name="T18">aber immer nur 16 class system</text:span></text:p>
            </text:list-item>
            <text:list-item>
              <text:p text:style-name="P4">einordnung ob ergebnisse erwartet waren</text:p>
            </text:list-item>
            <text:list-item>
              <text:p text:style-name="P15">plots erstellen wo man ergebnisse sieht mit production rate</text:p>
            </text:list-item>
            <text:list-item>
              <text:p text:style-name="P25">tabelle mit dazugehörigen Zahlen erstellen <text:span text:style-name="T17">und in Appendix packen</text:span></text:p>
            </text:list-item>
            <text:list-item>
              <text:p text:style-name="P15">berechnen wie production rate und acc sind von dictionary based approach</text:p>
            </text:list-item>
            <text:list-item>
              <text:p text:style-name="P4">darüber schreiben</text:p>
            </text:list-item>
          </text:list>
        </text:list-item>
        <text:list-item>
          <text:p text:style-name="P5">discussion schreiben</text:p>
        </text:list-item>
        <text:list-item>
          <text:p text:style-name="P5">intro schreiben</text:p>
        </text:list-item>
        <text:list-item>
          <text:p text:style-name="P5">conclusion schreiben</text:p>
        </text:list-item>
        <text:list-item>
          <text:p text:style-name="P3">Titel umbenennen zu Implementation and Optimization…?</text:p>
        </text:list-item>
        <text:list-item>
          <text:p text:style-name="P10">Überschriften einheitlich mit capital letters</text:p>
        </text:list-item>
        <text:list-item>
          <text:p text:style-name="P9">Acronyme entfernen</text:p>
        </text:list-item>
        <text:list-item>
          <text:p text:style-name="P7">Korrekturlesen</text:p>
        </text:list-item>
        <text:list-item>
          <text:p text:style-name="P7">korrekturen einpflegen: <text:span text:style-name="T15">our und we rausstreichen! </text:span><text:span text:style-name="T16">Consist </text:span><text:span text:style-name="T10">out</text:span><text:span text:style-name="T16"> of!!!, </text:span><text:span text:style-name="T19">FastText-model ? Meta-data model? Combi-model? Hyphen und capital letters einheitlich machen, </text:span><text:span text:style-name="T23">seitenumbrüche schön machen</text:span></text:p>
        </text:list-item>
        <text:list-item>
          <text:p text:style-name="P7">drucken</text:p>
        </text:list-item>
        <text:list-item>
          <text:p text:style-name="P7">abgeben</text:p>
        </text:list-item>
        <text:list-item>
          <text:p text:style-name="P26">Wenn noch Zeit ist: versuchen die confusion plots zu reproduzieren mit den richtigen labels!</text:p>
        </text:list-item>
      </text:list>
      <text:p text:style-name="P8"><text:soft-page-break/></text:p>
      <text:p text:style-name="P16">Also wie mache ich es jetzt?</text:p>
      <text:p text:style-name="P16">Ich nehme immer die recommended <text:span text:style-name="T3">ft configuration und linear </text:span><text:span text:style-name="T4">combi model außer für oesch16 nur?</text:span></text:p>
      <text:p text:style-name="P17">Oder nehme ich auch da linear nach dem Motto einheitlich?? <text:span text:style-name="T7">Einheitlich!</text:span></text:p>
      <text:p text:style-name="P18">Was zeige ich?</text:p>
      <text:p text:style-name="P18">Tabelle mit production rates bei accuracies bzw accuracies bei production rates??</text:p>
      <text:p text:style-name="P19">letzteres glaube ich?</text:p>
      <text:p text:style-name="P20">Dann für production rate 100%, 95% 90% 85% 80% 75% 50%, <text:span text:style-name="T5">25%</text:span>?</text:p>
      <text:p text:style-name="P21">Mache ich da mit interpolate? <text:span text:style-name="T6">Oder mit nächstgrößerem?</text:span></text:p>
      <text:p text:style-name="P22">Dann graphen wo man test lauf sieht im vergleich zu (<text:span text:style-name="T9">bestem</text:span> oder <text:span text:style-name="T8">avg</text:span>??) <text:span text:style-name="T13">bestes ist einfacher! </text:span><text:span text:style-name="T14">Ist ja über k fold crossvalidation geaveraged</text:span><text:span text:style-name="T13"> </text:span><text:span text:style-name="T11">linear</text:span></text:p>
      <text:p text:style-name="P23">graphen für small dataset und einer für large, <text:span text:style-name="T12">oder alle in einen??</text:span></text:p>
      <text:p text:style-name="P24">kann ich die runs aus dem combi optimierungsding verschieben? Gibt es noch irgendwelche graphiken die ich machen muss mit optimierungsding?</text:p>
      <text:p text:style-name="P24"/>
      <text:p text:style-name="P24"/>
      <text:p text:style-name="P27">Gliederung für qualitative results:</text:p>
      <text:p text:style-name="P27">einleitendes dass ich recommended setup genommen habe <text:span text:style-name="T20">laut balanced acc (für meta und ft, daraus zwangsläufig auch für combi)</text:span></text:p>
      <text:p text:style-name="P29">verteilung der klassen von test datensatz? <text:span text:style-name="T21">Kurze erläuterung dazu</text:span></text:p>
      <text:p text:style-name="P28">10 random seeds und bestes genommen mit highest accuracy</text:p>
      <text:p text:style-name="P27">comparison zu optimization process mit balanced accuracy, <text:span text:style-name="T21">ob es besser oder schlechter ist</text:span></text:p>
      <text:p text:style-name="P28">comparison zwischen den settings bei dem model mit absolute accuracy</text:p>
      <text:p text:style-name="P28"/>
      <text:p text:style-name="P30">gliedern nach large and small dataset?<text:span text:style-name="T22">Macht nicht so viel sinn oder?</text:span> Oder eher nach </text:p>
      <text:p text:style-name="P30">- comparison with optimization process</text:p>
      <text:p text:style-name="P30">- analyis of confusion matrix</text:p>
      <text:p text:style-name="P30">- comparison between models?</text:p>
      <text:p text:style-name="P27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23:36:10.897000000</meta:creation-date>
    <dc:date>2022-05-02T20:47:11.445000000</dc:date>
    <meta:editing-duration>P4DT21H26S</meta:editing-duration>
    <meta:editing-cycles>49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8" meta:word-count="433" meta:character-count="2794" meta:non-whitespace-character-count="2432"/>
  </office:meta>
</office:document-meta>
</file>